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3" calcext:value-type="float">
            <text:p>3</text:p>
          </table:table-cell>
          <table:table-cell table:formula="of:=([.$A1]/343)" office:value-type="float" office:value="0.0087463556851312" calcext:value-type="float">
            <text:p>0.0087463556851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$A2]/343)" office:value-type="float" office:value="0.0145772594752187" calcext:value-type="float">
            <text:p>0.0145772594752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$A3]/343)" office:value-type="float" office:value="0.0233236151603499" calcext:value-type="float">
            <text:p>0.0233236151603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[.$A4]/343)" office:value-type="float" office:value="0.0379008746355685" calcext:value-type="float">
            <text:p>0.03790087463556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[.$A5]/343)" office:value-type="float" office:value="0.0612244897959184" calcext:value-type="float">
            <text:p>0.06122448979591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([.$A6]/343)" office:value-type="float" office:value="0.0991253644314869" calcext:value-type="float">
            <text:p>0.09912536443148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([.$A7]/343)" office:value-type="float" office:value="0.166180758017493" calcext:value-type="float">
            <text:p>0.1661807580174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1-21T22:14:22.581000000</meta:creation-date>
    <dc:date>2021-01-21T22:48:09.186000000</dc:date>
    <meta:editing-duration>PT13M36S</meta:editing-duration>
    <meta:editing-cycles>2</meta:editing-cycles>
    <meta:generator>LibreOffice/6.3.5.2$Windows_X86_64 LibreOffice_project/dd0751754f11728f69b42ee2af66670068624673</meta:generator>
    <meta:document-statistic meta:table-count="1" meta:cell-count="14" meta:object-count="0"/>
  </office:meta>
</office:document-meta>
</file>